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2df832"/>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paragraph-rsid="0035b849"/>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fo:font-size="16pt" officeooo:rsid="0035b849" officeooo:paragraph-rsid="0035b849" style:font-size-asian="16pt" style:font-size-complex="16pt"/>
    </style:style>
    <style:style style:name="P8" style:family="paragraph" style:parent-style-name="Title" style:master-page-name="First_20_Page">
      <style:paragraph-properties style:page-number="auto"/>
      <style:text-properties fo:font-size="20pt" style:font-size-asian="20pt" style:font-size-complex="20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text-align="center" style:justify-single-word="false" fo:break-before="page"/>
    </style:style>
    <style:style style:name="P13" style:family="paragraph" style:parent-style-name="Heading_20_1" style:master-page-name="Landscape">
      <style:paragraph-properties fo:text-align="center" style:justify-single-word="false" style:page-number="auto" fo:break-before="page"/>
      <style:text-properties officeooo:paragraph-rsid="0035440c"/>
    </style:style>
    <style:style style:name="P14" style:family="paragraph" style:parent-style-name="Heading_20_2">
      <style:text-properties officeooo:paragraph-rsid="002c1781"/>
    </style:style>
    <style:style style:name="P15" style:family="paragraph" style:parent-style-name="Heading_20_2">
      <style:text-properties fo:font-size="20pt" officeooo:rsid="002c1781" officeooo:paragraph-rsid="0035440c" style:font-size-asian="20pt" style:font-size-complex="20pt"/>
    </style:style>
    <style:style style:name="P16" style:family="paragraph" style:parent-style-name="Heading_20_2">
      <style:paragraph-properties fo:break-before="page"/>
      <style:text-properties officeooo:paragraph-rsid="0032bbc4"/>
    </style:style>
    <style:style style:name="P17" style:family="paragraph" style:parent-style-name="Text_20_body">
      <style:paragraph-properties fo:text-align="justify" style:justify-single-word="false"/>
      <style:text-properties officeooo:paragraph-rsid="002c1781"/>
    </style:style>
    <style:style style:name="P18" style:family="paragraph" style:parent-style-name="Text_20_body">
      <style:paragraph-properties fo:text-align="justify" style:justify-single-word="false"/>
      <style:text-properties fo:font-size="16pt" style:font-size-asian="14pt" style:font-size-complex="16pt"/>
    </style:style>
    <style:style style:name="P19" style:family="paragraph" style:parent-style-name="Text_20_body">
      <style:paragraph-properties fo:text-align="justify" style:justify-single-word="false"/>
      <style:text-properties fo:font-size="16pt" officeooo:paragraph-rsid="0035440c" style:font-size-asian="14pt" style:font-size-complex="16pt"/>
    </style:style>
    <style:style style:name="P20" style:family="paragraph" style:parent-style-name="Text_20_body">
      <style:text-properties fo:font-size="12pt" officeooo:paragraph-rsid="0035440c" style:font-size-asian="10.5pt" style:font-size-complex="12pt"/>
    </style:style>
    <style:style style:name="P21" style:family="paragraph" style:parent-style-name="Text_20_body">
      <style:text-properties fo:font-size="12pt" officeooo:paragraph-rsid="0032bbc4" style:font-size-asian="10.5pt" style:font-size-complex="12pt"/>
    </style:style>
    <style:style style:name="P22" style:family="paragraph" style:parent-style-name="Text_20_body">
      <style:text-properties officeooo:paragraph-rsid="00435c3c"/>
    </style:style>
    <style:style style:name="P23" style:family="paragraph">
      <style:paragraph-properties fo:text-align="end"/>
    </style:style>
    <style:style style:name="P24" style:family="paragraph">
      <loext:graphic-properties draw:fill="none" draw:fill-color="#ffffff"/>
      <style:paragraph-properties fo:text-align="end"/>
      <style:text-properties fo:font-size="16pt" style:font-size-asian="16pt" style:font-size-complex="16pt"/>
    </style:style>
    <style:style style:name="T1" style:family="text">
      <style:text-properties officeooo:rsid="002df832"/>
    </style:style>
    <style:style style:name="T2" style:family="text">
      <style:text-properties officeooo:rsid="00207ef0"/>
    </style:style>
    <style:style style:name="T3" style:family="text">
      <style:text-properties fo:font-size="20pt" style:font-size-asian="20pt" style:font-size-complex="20pt"/>
    </style:style>
    <style:style style:name="T4" style:family="text">
      <style:text-properties fo:font-size="20pt" officeooo:rsid="002bae59" style:font-size-asian="20pt" style:font-size-complex="20pt"/>
    </style:style>
    <style:style style:name="T5" style:family="text">
      <style:text-properties fo:font-size="20pt" officeooo:rsid="002c1781" style:font-size-asian="20pt" style:font-size-complex="20pt"/>
    </style:style>
    <style:style style:name="T6" style:family="text">
      <style:text-properties fo:font-size="20pt" officeooo:rsid="0032bbc4" style:font-size-asian="20pt" style:font-size-complex="20pt"/>
    </style:style>
    <style:style style:name="T7" style:family="text">
      <style:text-properties fo:font-size="20pt" officeooo:rsid="0036c6cc" style:font-size-asian="20pt" style:font-size-complex="20pt"/>
    </style:style>
    <style:style style:name="T8" style:family="text">
      <style:text-properties officeooo:rsid="003d8448"/>
    </style:style>
    <style:style style:name="T9" style:family="text">
      <style:text-properties officeooo:rsid="00426560"/>
    </style:style>
    <style:style style:name="T10" style:family="text">
      <style:text-properties officeooo:rsid="0042defa"/>
    </style:style>
    <style:style style:name="T11" style:family="text">
      <style:text-properties fo:font-size="12pt" style:font-size-asian="12pt" style:font-size-complex="12pt"/>
    </style:style>
    <style:style style:name="T12" style:family="text">
      <style:text-properties fo:font-size="16pt" style:font-size-asian="16pt" style:font-size-complex="16pt"/>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3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text:anchor-type="paragraph" draw:z-index="0" draw:name="Marc de text 1" draw:style-name="gr1" draw:text-style-name="P24" svg:width="6.748cm" svg:height="1.304cm" svg:x="10.206cm" svg:y="24.391cm"><draw:text-box><text:p text:style-name="P23"><text:span text:style-name="T12">Gabriel Artur Kaiser Capó</text:span></text:p><text:p text:style-name="P23"><text:span text:style-name="T12">Ofimàtica</text:span></text:p></draw:text-box></draw:frame><text:span text:style-name="T2">WRITER </text:span>ESTILS</text:p>
      <text:table-of-content text:style-name="Sect1" text:protected="true" text:name="Taula de continguts1">
        <text:table-of-content-source text:outline-level="10">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 text:style-name="P6">Taula de continguts</text:p>
          </text:index-title>
          <text:p text:style-name="P4"><text:a xlink:type="simple" xlink:href="#__RefHeading___Toc193_3350217733" text:style-name="Index_20_Link" text:visited-style-name="Index_20_Link">1.- Inici de FNaF<text:tab/>3</text:a></text:p>
          <text:p text:style-name="P5"><text:a xlink:type="simple" xlink:href="#__RefHeading___Toc198_3350217733" text:style-name="Index_20_Link" text:visited-style-name="Index_20_Link">Subapartat 1<text:tab/>3</text:a></text:p>
          <text:p text:style-name="P4"><text:a xlink:type="simple" xlink:href="#__RefHeading___Toc200_3350217733" text:style-name="Index_20_Link" text:visited-style-name="Index_20_Link">2.- Història<text:tab/>4</text:a></text:p>
          <text:p text:style-name="P5"><text:a xlink:type="simple" xlink:href="#__RefHeading___Toc144_3573844703" text:style-name="Index_20_Link" text:visited-style-name="Index_20_Link">Subapartat 2<text:tab/>4</text:a></text:p>
          <text:p text:style-name="P4"><text:a xlink:type="simple" xlink:href="#__RefHeading___Toc202_3350217733" text:style-name="Index_20_Link" text:visited-style-name="Index_20_Link">3.- Plataformes<text:tab/>5</text:a></text:p>
          <text:p text:style-name="P5"><text:a xlink:type="simple" xlink:href="#__RefHeading___Toc146_3573844703" text:style-name="Index_20_Link" text:visited-style-name="Index_20_Link">Subapartat 3<text:tab/>5</text:a></text:p>
          <text:p text:style-name="P5"><text:a xlink:type="simple" xlink:href="#__RefHeading___Toc148_3573844703" text:style-name="Index_20_Link" text:visited-style-name="Index_20_Link">Subapartat 4<text:tab/>6</text:a></text:p>
          <text:p text:style-name="P4"><text:a xlink:type="simple" xlink:href="#__RefHeading___Toc275_3573844703" text:style-name="Index_20_Link" text:visited-style-name="Index_20_Link">BIBLIOGRAFIA<text:tab/>7</text:a></text:p>
        </text:index-body>
      </text:table-of-content>
      <text:p text:style-name="Text_20_body"/>
      <text:h text:style-name="P12" text:outline-level="1"><text:bookmark-start text:name="__RefHeading___Toc193_3350217733"/><text:span text:style-name="T4">1.- Inici de FNaF</text:span><text:bookmark-end text:name="__RefHeading___Toc193_3350217733"/></text:h>
      <text:p text:style-name="P18">L'inici de FNaF (Five Nights at Freddy's) va ser l'any 2014 creat per Scott Cawthon. Que encara segueix desenvolupant més franquícies de la saga actualment, amb més millores i més audiència.</text:p>
      <text:h text:style-name="Heading_20_2" text:outline-level="2"><text:bookmark-start text:name="__RefHeading___Toc198_3350217733"/>Subapartat 1<text:bookmark-end text:name="__RefHeading___Toc198_3350217733"/></text:h>
      <text:p text:style-name="P22">FNaF 1, creat l'any 2014 per Scott Cawthon. És un joc creat amb el motor gràfic, Clickteam Fusion <text:span text:style-name="T10">amb 2D</text:span>. D'aquesta manera va fer un joc de terror basat amb animatrònics, l'audiència els encanto i no trigo a crear un altre joc FNaF per seguir amb la història. Al llarg dels anys, va haver-hi un total de 13 jocs creats per Scott Cawthon, la saga de FnaF, 3 jocs de <text:span text:style-name="T9">Freddy</text:span> in Space,<text:span text:style-name="T8"> 2 jocs de FnaF World, </text:span><text:span text:style-name="T10">6 jocs de FnaF i 2 jocs en 3D (FNaF: Help Wanted, FNaF: Security Breach).</text:span></text:p>
      <text:p text:style-name="P22"><text:span text:style-name="T10">Tot i així està per venir un altre joc en 3D i compatible amb VR, l'FNaF: Help Wanted 2. Que seria com el FNaF Sister Location però a 360 º amb Realitat Virtual, però no segueix tant a la hitòria principal, són més com minijocs.</text:span></text:p>
      <text:h text:style-name="P12" text:outline-level="1"><text:bookmark-start text:name="__RefHeading___Toc200_3350217733"/>2.<text:span text:style-name="T3">- Història</text:span><text:bookmark-end text:name="__RefHeading___Toc200_3350217733"/></text:h>
      <text:p text:style-name="P18">La història de la franquícia FNaF, va ser creada originalment pels fans, obtenint informació traves dels jocs i entrant als arxius interns. Però la història creada pels fans, només era cannon, així que Scott Cawthon va crear llibres per explicar la història veritable de la franquícia FNaF.</text:p>
      <text:h text:style-name="P14" text:outline-level="2"><text:bookmark-start text:name="__RefHeading___Toc144_3573844703"/><text:bookmark-start text:name="Còpia de __RefHeading___Toc198_3350217733 1"/><text:span text:style-name="T3">Subapartat </text:span><text:span text:style-name="T5">2</text:span><text:bookmark-end text:name="__RefHeading___Toc144_3573844703"/><text:bookmark-end text:name="Còpia de __RefHeading___Toc198_3350217733 1"/></text:h>
      <text:p text:style-name="P17">Abans la història de la franquícia FNaF, ho van fer els fans amb les dades dels videojocs de la saga, tot i que obtenien resultats veritables sobre la història del joc, només era cànon. La veritable història de la saga de FNaF, estan escrits en llibres oficials de la franquícia, amb la qual cosa van decebre una mica els fans, però també orgullosos per saber la història al 100% i real, de manera que la història creada pels fans , va servir més com a inspiració per a Scott Cawthon per crear els llibres.</text:p>
      <text:h text:style-name="P13" text:outline-level="1"><text:bookmark-start text:name="__RefHeading___Toc202_3350217733"/><text:span text:style-name="T5">3</text:span><text:span text:style-name="T3">.- </text:span><text:span text:style-name="T5">Plataformes</text:span><text:bookmark-end text:name="__RefHeading___Toc202_3350217733"/></text:h>
      <text:p text:style-name="P19">La franquícia de FNaF sempre va estar únicament disponible per a PC amb Windows, però al llarg dels anys van fer disponible tant per a PC a telèfons mòbils i consoles. Però no tots són compatibles per importar a altres plataformes per la gran excés de recursos que s'encestaria i compatibilitat.</text:p>
      <text:h text:style-name="P15" text:outline-level="2"><text:bookmark-start text:name="__RefHeading___Toc146_3573844703"/><text:bookmark-start text:name="Còpia de __RefHeading___Toc198_3350217733 2"/>Subapartat 3<text:bookmark-end text:name="__RefHeading___Toc146_3573844703"/><text:bookmark-end text:name="Còpia de __RefHeading___Toc198_3350217733 2"/></text:h>
      <text:p text:style-name="P20">Els primers jocs de FNaF van estar compatible per a PC i per a telèfons mòbils, només estava disponible, FNaF 1, 2, 3, 4, Pizzeria Simulator, Sister Location i UCN (Ultimate Custom Night). Però de sobte també van posar disponible FNaF World per a PC i telèfons mòbils, encara que també aquesta Freddy in Space. Per a l'arribada de compatibilitat per a consoles, van prendre molt de temps per al desenvolupament, ja que el motor gràfic que feien servir no era fàcil d'importar per a altres plataformes, ni molt menys optimitzar-lo per a les plataformes de consoles.</text:p>
      <text:p text:style-name="P20">Però arribo l'arribada de FNaF Help Wanted i Security Breach, 2 grans jocs en 3D i VR, tot i que només està disponible el Help Wanted per a VR, amb la qual cosa arribo més beneficis tant Help Wanted i Security Breach, encara que el Security Breach no disposava de VR, també es va popularitzar molt.</text:p>
      <text:h text:style-name="P16" text:outline-level="2"><text:bookmark-start text:name="__RefHeading___Toc148_3573844703"/><text:bookmark-start text:name="Còpia de Còpia de __RefHeading___Toc198_3350217733 2 1"/><text:span text:style-name="T5">Subapartat </text:span><text:span text:style-name="T6">4</text:span><text:bookmark-end text:name="__RefHeading___Toc148_3573844703"/><text:bookmark-end text:name="Còpia de Còpia de __RefHeading___Toc198_3350217733 2 1"/></text:h>
      <text:p text:style-name="P21">Amb tots els jocs de la franquícia FNaF, Guanyo més popularitat i molts ingressos per donacions i vendes. Amb això Scott Cawthon va començar a crear un guió de pel·lícula de la saga de videojoc Five Nights at Freddy's. En els llargs anys de creació del guió, es va reescriure més de 8 vegades per obtenir un guió perfecte i que compleixi amb les perspectives dels fans. Amb la qual cosa trigo al voltant de 4 anys a fer el guió i poder buscar una producció cinematogràfica per poder començar amb els preparatius de la pel·lícula, d'aquesta manera van trigar al voltant de 2 anys i mig a poder completar-lo i estrenar-lo per a l'1 de novembre del 2023 a Espanya.</text:p>
      <text:p text:style-name="P21">L'increïble és que amb les despeses en producció, van recuperar les despeses sense fer res, gràcies a les vendes dels jocs i llibres van poder obtenir els ingressos gastats, també es deu per la popularitat i el gran suport de la comunitat.</text:p>
      <text:h text:style-name="P12" text:outline-level="1"><text:bookmark-start text:name="__RefHeading___Toc275_3573844703"/><text:span text:style-name="T6">B</text:span><text:span text:style-name="T3">IBLIOGRAFI</text:span><text:span text:style-name="T7">A</text:span><text:bookmark-end text:name="__RefHeading___Toc275_3573844703"/></text:h>
      <text:p text:style-name="P7"><text:a xlink:type="simple" xlink:href="https://www.youtube.com/watch?v=-RMPIQNzOL4" text:style-name="Internet_20_link" text:visited-style-name="Visited_20_Internet_20_Link"><text:span text:style-name="T11">Video 1</text:span></text:a></text:p>
      <text:p text:style-name="P7"><text:a xlink:type="simple" xlink:href="https://www.youtube.com/watch?v=sf5-gLGSSSg" text:style-name="Internet_20_link" text:visited-style-name="Visited_20_Internet_20_Link"><text:span text:style-name="T11">Video 2</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2df832"/>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035b849"/>
    </style:style>
    <style:style style:name="MT1" style:family="text">
      <style:text-properties officeooo:rsid="002df83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7</text:page-number></text:span><text:span text:style-name="MT1"><text:s/>de </text:span><text:span text:style-name="MT1"><text:page-count>7</text:page-count></text:span></text:p>
      </style:footer>
    </style:master-page>
    <style:master-page style:name="First_20_Page" style:display-name="First Page" style:page-layout-name="Mpm2" draw:style-name="Mdp1" style:next-style-name="Index"/>
    <style:master-page style:name="Index" style:page-layout-name="Mpm1" draw:style-name="Mdp1" style:next-style-name="Standard">
      <style:footer>
        <text:p text:style-name="MP2"><text:span text:style-name="MT1"><text:page-number text:select-page="current">2</text:page-number></text:span><text:span text:style-name="MT1"><text:s/>de </text:span><text:span text:style-name="MT1"><text:page-count>7</text:page-count></text:span></text:p>
      </style:footer>
    </style:master-page>
    <style:master-page style:name="Landscape" style:page-layout-name="Mpm3" draw:style-name="Mdp1" style:next-style-name="Standard">
      <style:footer>
        <text:p text:style-name="MP3"><text:span text:style-name="MT1"><text:page-number text:select-page="current">5</text:page-number></text:span><text:span text:style-name="MT1"><text:s/>de </text:span><text:span text:style-name="MT1"><text:page-count>7</text:page-count></text:span></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Artur Kaiser Capó</meta:initial-creator>
    <meta:creation-date>2023-10-23T09:02:30.641804517</meta:creation-date>
    <meta:generator>LibreOffice/7.5.6.2$Linux_X86_64 LibreOffice_project/50$Build-2</meta:generator>
    <dc:date>2023-10-23T11:10:05.519684882</dc:date>
    <dc:creator>Gabriel Artur Kaiser Capó</dc:creator>
    <meta:editing-duration>PT11M18S</meta:editing-duration>
    <meta:editing-cycles>8</meta:editing-cycles>
    <meta:document-statistic meta:table-count="0" meta:image-count="0" meta:object-count="0" meta:page-count="7" meta:paragraph-count="33" meta:word-count="737" meta:character-count="4036" meta:non-whitespace-character-count="3332"/>
  </office:meta>
</office:document-meta>
</file>